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9933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width="0cm" svg:stroke-color="#ffffff" draw:marker-start-width="0.2cm" draw:marker-end-width="0.2cm" svg:stroke-linecap="round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line-height="126%" fo:text-align="start">
        <style:tab-stops>
          <style:tab-stop style:position="4.788cm" style:type="center"/>
          <style:tab-stop style:position="5.788cm"/>
        </style:tab-stops>
      </style:paragraph-properties>
    </style:style>
    <style:style style:name="P3" style:family="paragraph">
      <style:paragraph-properties fo:line-height="126%" fo:text-align="start">
        <style:tab-stops>
          <style:tab-stop style:position="3.923cm" style:type="right"/>
          <style:tab-stop style:position="4.788cm" style:type="center"/>
          <style:tab-stop style:position="5.673cm"/>
        </style:tab-stops>
      </style:paragraph-properties>
    </style:style>
    <style:style style:name="P4" style:family="paragraph">
      <style:paragraph-properties fo:line-height="126%" fo:text-align="start">
        <style:tab-stops>
          <style:tab-stop style:position="4.788cm" style:type="center"/>
          <style:tab-stop style:position="5.788cm"/>
        </style:tab-stops>
      </style:paragraph-properties>
      <style:text-properties fo:font-family="Optima" style:font-pitch="variable" fo:font-size="48pt" style:font-size-asian="48pt" style:font-size-complex="48pt"/>
    </style:style>
    <style:style style:name="T1" style:family="text">
      <style:text-properties fo:font-family="Optima" style:font-pitch="variable" fo:font-size="36pt" style:font-size-asian="36pt" style:font-size-complex="36pt"/>
    </style:style>
    <style:style style:name="T2" style:family="text">
      <style:text-properties fo:color="#ff3333" fo:font-family="Optima" style:font-pitch="variable" fo:font-size="66pt" fo:letter-spacing="0.318cm" style:font-size-asian="66pt" style:font-size-complex="66pt"/>
    </style:style>
    <style:style style:name="T3" style:family="text">
      <style:text-properties fo:font-family="Optima" style:font-pitch="variable" fo:font-size="66pt" fo:letter-spacing="0.741cm" style:font-size-asian="66pt" style:font-size-complex="66pt"/>
    </style:style>
    <style:style style:name="T4" style:family="text">
      <style:text-properties fo:font-family="Optima" style:font-pitch="variable" fo:font-size="28pt" style:font-size-asian="28pt" style:font-size-complex="28pt"/>
    </style:style>
    <style:style style:name="T5" style:family="text">
      <style:text-properties fo:color="#ff3333" fo:font-family="Optima" style:font-pitch="variable" fo:font-size="66pt" style:font-size-asian="66pt" style:font-size-complex="66pt"/>
    </style:style>
    <style:style style:name="T6" style:family="text">
      <style:text-properties fo:font-family="Optima" style:font-pitch="variable" fo:font-size="66pt" fo:letter-spacing="0.318cm" style:font-size-asian="66pt" style:font-size-complex="66pt"/>
    </style:style>
    <style:style style:name="T7" style:family="text">
      <style:text-properties fo:font-family="Optima" style:font-pitch="variable" fo:font-size="32pt" style:font-size-asian="32pt" style:font-size-complex="32pt"/>
    </style:style>
    <style:style style:name="T8" style:family="text">
      <style:text-properties fo:color="#ff3333" fo:font-family="Optima" style:font-pitch="variable" fo:font-size="66pt" fo:letter-spacing="-0.176cm" style:font-size-asian="66pt" style:font-size-complex="66pt"/>
    </style:style>
    <style:style style:name="T9" style:family="text">
      <style:text-properties fo:font-family="Optima" style:font-pitch="variable" fo:font-size="66pt" fo:letter-spacing="normal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6cm" svg:height="11.6cm" svg:x="3.7cm" svg:y="2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2" draw:text-style-name="P4" draw:layer="layout" svg:width="17.7cm" svg:height="10.6cm" svg:x="0.5cm" svg:y="3.1cm">
          <text:p text:style-name="P2"><text:span text:style-name="T1"><text:tab/></text:span><text:span text:style-name="T2">B</text:span><text:span text:style-name="T2"><text:tab/></text:span><text:span text:style-name="T3">OITE</text:span></text:p>
          <text:p text:style-name="P2"><text:span text:style-name="T4"><text:tab/></text:span><text:span text:style-name="T5">O</text:span><text:span text:style-name="T5"><text:tab/></text:span><text:span text:style-name="T6">UTILS</text:span></text:p>
          <text:p text:style-name="P3"><text:span text:style-name="T7"><text:tab/></text:span><text:span text:style-name="T7"><text:tab/></text:span><text:span text:style-name="T8">A</text:span><text:span text:style-name="T8"><text:tab/></text:span><text:span text:style-name="T9">UTEU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e Perret</meta:initial-creator>
    <meta:creation-date>2016-05-11T13:31:09</meta:creation-date>
    <dc:date>2016-05-11T14:04:08</dc:date>
    <dc:creator>Philippe Perret</dc:creator>
    <meta:editing-duration>PT33M</meta:editing-duration>
    <meta:editing-cycles>34</meta:editing-cycles>
    <meta:generator>OpenOffice/4.1.2$Unix OpenOffice.org_project/412m3$Build-9782</meta:generator>
    <meta:document-statistic meta:object-count="2"/>
  </office:meta>
</office:document-meta>
</file>